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PEÑA RAMOS JORGE LUIS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PEÑA RAMOS JORGE LUI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AMARRA CLAYSEN, WIMBER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GAMARRA CLAYSEN, WALT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10</text:p>
          </table:table-cell>
        </table:table-row>
        <table:table-row>
          <table:table-cell table:style-name="Tabla1.A2" office:value-type="float" office:value="0">
            <text:p text:style-name="P1">POLLO COBB</text:p>
          </table:table-cell>
          <table:table-cell table:style-name="Tabla1.B2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65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3:50 P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5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27:01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